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1764in" svg:height="3.5449in" svg:x="4.4768in" svg:y="0in">
            <draw:object draw:notify-on-update-of-ranges="Sheet1.A1:Sheet1.A15 Sheet1.B1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76553" calcext:value-type="float">
            <text:p>0.3765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18279" calcext:value-type="float">
            <text:p>0.5182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342543" calcext:value-type="float">
            <text:p>2.3425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537099" calcext:value-type="float">
            <text:p>4.53709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.503637" calcext:value-type="float">
            <text:p>77.50363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92.32707" calcext:value-type="float">
            <text:p>392.3270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96.972707" calcext:value-type="float">
            <text:p>2296.97270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646.79168" calcext:value-type="float">
            <text:p>5646.79168</text:p>
          </table:table-cell>
        </table:table-row>
        <table:table-row table:style-name="ro1"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3283.026344" calcext:value-type="float">
            <text:p>13283.026344</text:p>
          </table:table-cell>
        </table:table-row>
        <table:table-row table:style-name="ro1"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18978.199323" calcext:value-type="float">
            <text:p>18978.199323</text:p>
          </table:table-cell>
        </table:table-row>
        <table:table-row table:style-name="ro1">
          <table:table-cell table:style-name="Default" office:value-type="float" office:value="60000" calcext:value-type="float">
            <text:p>60000</text:p>
          </table:table-cell>
          <table:table-cell table:style-name="Default" office:value-type="float" office:value="31789.728114" calcext:value-type="float">
            <text:p>31789.728114</text:p>
          </table:table-cell>
        </table:table-row>
        <table:table-row table:style-name="ro1">
          <table:table-cell table:style-name="Default" office:value-type="float" office:value="70000" calcext:value-type="float">
            <text:p>70000</text:p>
          </table:table-cell>
          <table:table-cell table:style-name="Default" office:value-type="float" office:value="64470.690902" calcext:value-type="float">
            <text:p>64470.690902</text:p>
          </table:table-cell>
        </table:table-row>
        <table:table-row table:style-name="ro1">
          <table:table-cell table:style-name="Default" office:value-type="float" office:value="80000" calcext:value-type="float">
            <text:p>80000</text:p>
          </table:table-cell>
          <table:table-cell table:style-name="Default" office:value-type="float" office:value="92719.029379" calcext:value-type="float">
            <text:p>92719.029379</text:p>
          </table:table-cell>
        </table:table-row>
        <table:table-row table:style-name="ro1">
          <table:table-cell table:style-name="Default" office:value-type="float" office:value="90000" calcext:value-type="float">
            <text:p>90000</text:p>
          </table:table-cell>
          <table:table-cell table:style-name="Default" office:value-type="float" office:value="115752.444591" calcext:value-type="float">
            <text:p>115752.444591</text:p>
          </table:table-cell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47195.462584" calcext:value-type="float">
            <text:p>147195.4625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20:37:56.179550065</meta:creation-date>
    <dc:date>2023-03-20T14:05:38.421961390</dc:date>
    <meta:editing-duration>PT9M20S</meta:editing-duration>
    <meta:editing-cycles>2</meta:editing-cycles>
    <meta:generator>LibreOffice/7.3.7.2$Linux_X86_64 LibreOffice_project/30$Build-2</meta:generator>
    <meta:document-statistic meta:table-count="1" meta:cell-count="3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29cm" svg:height="9.005cm" xlink:href=".." xlink:type="simple" chart:class="chart:scatter" chart:style-name="ch1">
        <chart:legend chart:legend-position="end" svg:x="13.26cm" svg:y="7.127cm" style:legend-expansion="custom" svg:width="4.759cm" svg:height="1.096cm" style:legend-expansion-aspect-ratio="4.34215328467153" chart:style-name="ch2"/>
        <chart:plot-area chart:style-name="ch3" table:cell-range-address="Sheet1.A1:Sheet1.B15" svg:x="0.553cm" svg:y="0.178cm" svg:width="16.224cm" svg:height="8.643cm">
          <chart:coordinate-region svg:x="1.915cm" svg:y="0.377cm" svg:width="14.305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5" chart:class="chart:scatter">
            <chart:domain table:cell-range-address="Sheet1.A1:Sheet1.A15"/>
            <chart:regression-curve chart:style-name="ch7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1:Sheet1.A15</svg:desc>
                </draw:g>
              </table:table-cell>
              <table:table-cell office:value-type="float" office:value="0.376553">
                <text:p>0.376553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518279">
                <text:p>0.518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.342543">
                <text:p>2.342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4.537099">
                <text:p>4.5370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77.503637">
                <text:p>77.5036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392.32707">
                <text:p>392.32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2296.972707">
                <text:p>2296.9727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">
                <text:p>30000</text:p>
              </table:table-cell>
              <table:table-cell office:value-type="float" office:value="5646.79168">
                <text:p>5646.79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13283.026344">
                <text:p>13283.026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8978.199323">
                <text:p>18978.1993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">
                <text:p>60000</text:p>
              </table:table-cell>
              <table:table-cell office:value-type="float" office:value="31789.728114">
                <text:p>31789.728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00">
                <text:p>70000</text:p>
              </table:table-cell>
              <table:table-cell office:value-type="float" office:value="64470.690902">
                <text:p>64470.690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00">
                <text:p>80000</text:p>
              </table:table-cell>
              <table:table-cell office:value-type="float" office:value="92719.029379">
                <text:p>92719.029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00">
                <text:p>90000</text:p>
              </table:table-cell>
              <table:table-cell office:value-type="float" office:value="115752.444591">
                <text:p>115752.444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">
                <text:p>100000</text:p>
              </table:table-cell>
              <table:table-cell office:value-type="float" office:value="147195.462584">
                <text:p>147195.462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